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36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1.27cm" fo:margin-right="0cm" fo:margin-top="0cm" fo:margin-bottom="0cm" fo:text-align="center" fo:text-indent="-1.27cm" style:text-autospace="none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ffffff" style:font-name="Segoe UI" fo:font-size="26pt" fo:text-shadow="1pt 1pt" style:font-name-asian="Segoe UI1" style:font-size-asian="26pt" style:font-name-complex="Segoe UI1" style:font-size-complex="26pt"/>
    </style:style>
    <style:style style:name="T6" style:family="text">
      <style:text-properties fo:color="#ffffff" style:font-name="Segoe UI" fo:font-size="16pt" fo:text-shadow="1pt 1pt" style:font-name-asian="Segoe UI1" style:font-size-asian="16pt" style:font-name-complex="Segoe UI1" style:font-size-complex="16pt"/>
    </style:style>
    <style:style style:name="T7" style:family="text">
      <style:text-properties fo:color="#ffffff" style:font-name="Segoe UI Semibold" fo:font-size="20pt" fo:text-shadow="1pt 1pt" style:font-name-asian="Segoe UI1" style:font-size-asian="20pt" style:font-name-complex="Segoe UI1" style:font-size-complex="20pt"/>
    </style:style>
    <style:style style:name="T8" style:family="text">
      <style:text-properties fo:color="#000000" style:font-name="Segoe UI Semibold" fo:font-size="20pt" fo:text-shadow="none" style:font-name-asian="Segoe UI1" style:font-size-asian="20pt" style:font-name-complex="Segoe UI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577</text:span></text:p>
            <text:p text:style-name="P1"><text:span text:style-name="T2">“</text:span><text:span text:style-name="T2">Almighty God, Your Word Is Cast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4" draw:layer="layout" svg:width="25.4cm" svg:height="7.011cm" svg:x="1.27cm" svg:y="0.762cm">
          <draw:text-box>
            <text:p text:style-name="P1"><text:span text:style-name="T3">1.</text:span><text:span text:style-name="T4"> Almighty God, Your Word is cast</text:span><text:span text:style-name="T4"><text:line-break/></text:span><text:span text:style-name="T4">Like seed into the ground;</text:span><text:span text:style-name="T4"><text:line-break/></text:span><text:span text:style-name="T4">Now let the dew of heav’n descend</text:span><text:span text:style-name="T4"><text:line-break/></text:span><text:span text:style-name="T4">And righteous fruits abou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4" draw:layer="layout" svg:width="25.4cm" svg:height="7.011cm" svg:x="1.27cm" svg:y="1.016cm">
          <draw:text-box>
            <text:p text:style-name="P1"><text:span text:style-name="T3">2.</text:span><text:span text:style-name="T4"> Let not the sly satanic foe</text:span></text:p>
            <text:p text:style-name="P5"><text:span text:style-name="T4">This holy seed remove,</text:span></text:p>
            <text:p text:style-name="P5"><text:span text:style-name="T4">But give it root in ev’ry heart</text:span></text:p>
            <text:p text:style-name="P5"><text:span text:style-name="T4">To bring forth fruits of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4" draw:layer="layout" svg:width="25.4cm" svg:height="7.011cm" svg:x="1.27cm" svg:y="0.762cm">
          <draw:text-box>
            <text:p text:style-name="P1"><text:span text:style-name="T3">3.</text:span><text:span text:style-name="T4"> Let not the world’s deceitful cares</text:span></text:p>
            <text:p text:style-name="P5"><text:span text:style-name="T4">The rising plant destroy,</text:span></text:p>
            <text:p text:style-name="P5"><text:span text:style-name="T4">But let it yield a hundredfold</text:span></text:p>
            <text:p text:style-name="P5"><text:span text:style-name="T4">The fruits of peace and jo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4" draw:text-style-name="P7" draw:layer="layout" svg:width="25.4cm" svg:height="13.613cm" svg:x="1.27cm" svg:y="0.762cm">
          <draw:text-box>
            <text:p text:style-name="P1"><text:span text:style-name="T4">4. So when the precious seed is sown,</text:span></text:p>
            <text:p text:style-name="P5"><text:span text:style-name="T4">Life-giving grace bestow</text:span></text:p>
            <text:p text:style-name="P5"><text:span text:style-name="T4">That all whose souls the truth receive</text:span></text:p>
            <text:p text:style-name="P5"><text:span text:style-name="T4">Its saving pow’r may know.</text:span></text:p>
            <text:p text:style-name="P6"><text:span text:style-name="T5"><text:line-break/></text:span><text:span text:style-name="T5"/></text:p>
            <text:p text:style-name="P6"><text:span text:style-name="T6"/></text:p>
            <text:p text:style-name="P6"><text:span text:style-name="T6"/></text:p>
            <text:p text:style-name="P6"><text:span text:style-name="T7"><text:s text:c="12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17:16:49.692000000</meta:creation-date>
    <dc:title>Hymn template</dc:title>
    <meta:editing-duration>PT10M32S</meta:editing-duration>
    <meta:editing-cycles>7</meta:editing-cycles>
    <meta:generator>LibreOffice/6.0.1.1$Windows_X86_64 LibreOffice_project/60bfb1526849283ce2491346ed2aa51c465abfe6</meta:generator>
    <meta:initial-creator>Arthur Hoch</meta:initial-creator>
    <dc:date>2018-04-06T10:17:16.314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5-06-12T17:16:49.130000000"/>
  </office:meta>
</office:document-meta>
</file>